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1a98" officeooo:paragraph-rsid="001a1a9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1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19th</text:span> of <text:span text:style-name="T3">April</text:span> 202<text:span text:style-name="T3">2</text:span> under the <text:span text:style-name="T3">12th</text:span> PA Meeting.</text:p>
      <text:p text:style-name="P1"/>
      <text:p text:style-name="P1">The Assembly, recognising the current situation,</text:p>
      <text:p text:style-name="P1"/>
      <text:p text:style-name="P4">Constitutes the need to make the jungle mountain islands at and around X-800, Z1200 a world heritage site. This is except the end portal stronghold and a basic exception is to exist for the railline from the Argos woodland mansion and Spiral City world heritage site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12-3: To make the jungle-mountains at X-800, Z1200 a WH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0T21:39:46.481544727</dc:date>
    <meta:editing-duration>PT5M34S</meta:editing-duration>
    <meta:editing-cycles>6</meta:editing-cycles>
    <meta:generator>LibreOffice/7.3.2.2$Linux_X86_64 LibreOffice_project/454130fadb9a820d3728b86ccb63c8f359d70528</meta:generator>
    <meta:document-statistic meta:table-count="0" meta:image-count="0" meta:object-count="0" meta:page-count="1" meta:paragraph-count="7" meta:word-count="83" meta:character-count="495" meta:non-whitespace-character-count="419"/>
  </office:meta>
</office:document-meta>
</file>